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32048971A974254ACDA.png" manifest:media-type="image/png"/>
  <manifest:file-entry manifest:full-path="Pictures/1000020100000258000003202B7D9EB711FB142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2.535cm" fo:min-width="2.285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5.651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5.59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2.29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729fc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937cm" svg:height="3.937cm" svg:x="10.276cm" svg:y="4.722cm">
          <text:p text:style-name="P1">timese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6.151cm" svg:height="1.651cm" svg:x="1.801cm" svg:y="2.677cm">
          <text:p text:style-name="P1">ales.enu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096cm" svg:height="1.651cm" svg:x="1.829cm" svg:y="5.833cm">
          <text:p text:style-name="P1">discontinuities.snx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6.096cm" svg:height="1.651cm" svg:x="1.929cm" svg:y="9.108cm">
          <text:p text:style-name="P1">site_info.snx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952cm" svg:y1="3.502cm" svg:x2="10.852cm" svg:y2="5.298cm" draw:start-shape="id1" draw:start-glue-point="1" draw:end-shape="id2" draw:end-glue-point="5" svg:d="M7952 3502l2900 1796" svg:viewBox="0 0 2901 1797">
          <text:p/>
        </draw:connector>
        <draw:connector draw:style-name="gr4" draw:text-style-name="P3" draw:layer="layout" draw:type="line" svg:x1="7.925cm" svg:y1="6.658cm" svg:x2="10.276cm" svg:y2="6.691cm" draw:start-shape="id3" draw:start-glue-point="1" draw:end-shape="id2" draw:end-glue-point="6" svg:d="M7925 6658l2351 33" svg:viewBox="0 0 2352 34">
          <text:p/>
        </draw:connector>
        <draw:connector draw:style-name="gr4" draw:text-style-name="P3" draw:layer="layout" draw:type="line" svg:x1="8.025cm" svg:y1="9.933cm" svg:x2="10.852cm" svg:y2="8.083cm" draw:start-shape="id4" draw:start-glue-point="1" draw:end-shape="id2" draw:end-glue-point="7" svg:d="M8025 9933l2827-1850" svg:viewBox="0 0 2828 1851">
          <text:p/>
        </draw:connector>
        <draw:connector draw:style-name="gr4" draw:text-style-name="P3" draw:layer="layout" draw:type="line" svg:x1="14.213cm" svg:y1="6.691cm" svg:x2="16.011cm" svg:y2="6.656cm" draw:start-shape="id2" draw:start-glue-point="10" svg:d="M14213 6691l1798-35" svg:viewBox="0 0 1799 36">
          <text:p/>
        </draw:connector>
        <draw:custom-shape draw:style-name="gr5" draw:text-style-name="P1" xml:id="id5" draw:id="id5" draw:layer="layout" svg:width="2.794cm" svg:height="3.048cm" svg:x="10.779cm" svg:y="10.8cm">
          <text:p text:style-name="P1">station</text:p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draw:type="line" svg:x1="12.176cm" svg:y1="10.8cm" svg:x2="12.245cm" svg:y2="8.659cm" draw:start-shape="id5" draw:start-glue-point="5" draw:end-shape="id2" draw:end-glue-point="8" svg:d="M12176 10800l69-2141" svg:viewBox="0 0 70 2142">
          <text:p/>
        </draw:connector>
        <draw:frame draw:style-name="gr6" draw:text-style-name="P4" draw:layer="layout" svg:width="9.525cm" svg:height="12.7cm" svg:x="16.24cm" svg:y="1.197cm">
          <draw:image xlink:href="Pictures/1000020100000258000003202B7D9EB711FB1427.png" xlink:type="simple" xlink:show="embed" xlink:actuate="onLoad">
            <text:p/>
          </draw:image>
        </draw:frame>
        <draw:frame draw:style-name="gr6" draw:text-style-name="P4" draw:layer="layout" svg:width="9.53cm" svg:height="12.71cm" svg:x="26.108cm" svg:y="1.143cm">
          <draw:image xlink:href="Pictures/10000201000002580000032048971A974254AC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4:05:50.028974326</meta:creation-date>
    <dc:date>2019-03-22T14:32:29.038927620</dc:date>
    <meta:editing-duration>PT18M35S</meta:editing-duration>
    <meta:editing-cycles>7</meta:editing-cycles>
    <meta:generator>LibreOffice/5.0.6.2$Linux_X86_64 LibreOffice_project/00m0$Build-2</meta:generator>
    <meta:document-statistic meta:object-count="12"/>
  </office:meta>
</office:document-meta>
</file>